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91b9" officeooo:paragraph-rsid="000591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dro, tiene 55 años. Sufrió un accidente y quedó sordo de ambos oídos, antes de este accidente podía escuchar sonidos. FootVibes permitirá a Pedro volver a captar las notas musicales, aunque de una forma diferen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8T15:55:49.857000000</meta:creation-date>
    <meta:generator>LibreOffice/6.3.1.2$Windows_X86_64 LibreOffice_project/b79626edf0065ac373bd1df5c28bd630b4424273</meta:generator>
    <dc:date>2019-11-08T16:01:37.899000000</dc:date>
    <meta:editing-duration>PT5M49S</meta:editing-duration>
    <meta:editing-cycles>1</meta:editing-cycles>
    <meta:document-statistic meta:table-count="0" meta:image-count="0" meta:object-count="0" meta:page-count="1" meta:paragraph-count="1" meta:word-count="35" meta:character-count="215" meta:non-whitespace-character-count="181"/>
  </office:meta>
</office:document-meta>
</file>